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300005BA40000379DE0C55DE5.svm"/>
  <manifest:file-entry manifest:media-type="" manifest:full-path="Pictures/2000023600005DCF000037F54266082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r2" style:family="presentation" style:parent-style-name="Default-notes">
      <style:graphic-properties draw:fill-color="#ffffff" fo:min-height="10.62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3.438cm" svg:height="8.155cm" svg:x="4.063cm" svg:y="2.361cm">
          <draw:image xlink:href="Pictures/2000017300005BA40000379DE0C55DE5.svm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7.145cm" svg:height="10.226cm" svg:x="1.626cm" svg:y="4.735cm">
          <draw:image xlink:href="Pictures/2000023600005DCF000037F542660826.svm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Raanan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Raanan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Raanan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51cm" svg:height="7.793cm" svg:x="4.631cm" svg:y="2cm" draw:page-number="1"/>
      <draw:page-thumbnail draw:layer="backgroundobjects" svg:width="5.51cm" svg:height="7.793cm" svg:x="17.798cm" svg:y="2cm"/>
      <draw:page-thumbnail draw:layer="backgroundobjects" svg:width="5.51cm" svg:height="7.793cm" svg:x="4.631cm" svg:y="11.795cm"/>
      <draw:page-thumbnail draw:layer="backgroundobjects" svg:width="5.51cm" svg:height="7.793cm" svg:x="17.798cm" svg:y="11.795cm"/>
    </style:handout-master>
    <style:master-page style:name="Default" style:page-layout-name="PM1" draw:style-name="dp1">
      <draw:frame presentation:style-name="Default-title" draw:layer="backgroundobjects" svg:width="16.24cm" svg:height="4.628cm" svg:x="2.388cm" svg:y="3.291cm" presentation:class="title" presentation:placeholder="true">
        <draw:text-box/>
      </draw:frame>
      <draw:frame presentation:style-name="Default-outline1" draw:layer="backgroundobjects" svg:width="16.24cm" svg:height="17.461cm" svg:x="2.388cm" svg:y="8.69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11-13T21:01:31</meta:creation-date>
    <dc:date>2007-05-18T11:50:06</dc:date>
    <dc:language>en-US</dc:language>
    <meta:editing-cycles>7</meta:editing-cycles>
    <meta:editing-duration>PT17M42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